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rPropertyEditorAdapter.setAsText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atterPropertyEditorAdapte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erPropertyEditorAdapter.FormatterPropertyEditorAdapter( Formatter &lt; ? &gt;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erPropertyEditorAdapter.get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